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mbria"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8910c" officeooo:paragraph-rsid="0019233c"/>
    </style:style>
    <style:style style:name="P2" style:family="paragraph" style:parent-style-name="Text_20_body">
      <style:text-properties officeooo:rsid="0018910c" officeooo:paragraph-rsid="00227f08"/>
    </style:style>
    <style:style style:name="P3" style:family="paragraph" style:parent-style-name="Text_20_body">
      <style:text-properties fo:color="#666666" loext:opacity="100%" fo:font-style="italic" fo:background-color="#ffff00" style:font-style-asian="italic" style:font-style-complex="italic"/>
    </style:style>
    <style:style style:name="P4" style:family="paragraph" style:parent-style-name="Text_20_body" style:list-style-name="Numbering_20_123"/>
    <style:style style:name="P5" style:family="paragraph" style:parent-style-name="Text_20_body" style:list-style-name="Numbering_20_123">
      <style:text-properties officeooo:paragraph-rsid="001dd8d5"/>
    </style:style>
    <style:style style:name="P6" style:family="paragraph" style:parent-style-name="Text_20_body">
      <style:text-properties officeooo:paragraph-rsid="001e5ef0"/>
    </style:style>
    <style:style style:name="P7" style:family="paragraph" style:parent-style-name="Text_20_body">
      <style:text-properties officeooo:paragraph-rsid="00204928"/>
    </style:style>
    <style:style style:name="P8" style:family="paragraph" style:parent-style-name="Text_20_body">
      <style:text-properties officeooo:rsid="0020f9e3" officeooo:paragraph-rsid="0020f9e3"/>
    </style:style>
    <style:style style:name="P9" style:family="paragraph" style:parent-style-name="Text_20_body">
      <style:text-properties officeooo:rsid="002d8f4a" officeooo:paragraph-rsid="002d8f4a"/>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officeooo:rsid="00183ead"/>
    </style:style>
    <style:style style:name="T3" style:family="text">
      <style:text-properties officeooo:rsid="0018910c"/>
    </style:style>
    <style:style style:name="T4" style:family="text">
      <style:text-properties officeooo:rsid="0018d316"/>
    </style:style>
    <style:style style:name="T5" style:family="text">
      <style:text-properties officeooo:rsid="0019233c"/>
    </style:style>
    <style:style style:name="T6" style:family="text">
      <style:text-properties officeooo:rsid="0019ff4c"/>
    </style:style>
    <style:style style:name="T7" style:family="text">
      <style:text-properties officeooo:rsid="001dd8d5"/>
    </style:style>
    <style:style style:name="T8" style:family="text">
      <style:text-properties officeooo:rsid="001e5ef0"/>
    </style:style>
    <style:style style:name="T9" style:family="text">
      <style:text-properties officeooo:rsid="001f9ed6"/>
    </style:style>
    <style:style style:name="T10" style:family="text">
      <style:text-properties officeooo:rsid="001fd948"/>
    </style:style>
    <style:style style:name="T11" style:family="text">
      <style:text-properties fo:font-style="normal" style:font-style-asian="normal" style:font-style-complex="normal"/>
    </style:style>
    <style:style style:name="T12" style:family="text">
      <style:text-properties fo:font-style="normal" officeooo:rsid="001fd948" style:font-style-asian="normal" style:font-style-complex="normal"/>
    </style:style>
    <style:style style:name="T13" style:family="text">
      <style:text-properties officeooo:rsid="00204928"/>
    </style:style>
    <style:style style:name="T14" style:family="text">
      <style:text-properties officeooo:rsid="0020f9e3"/>
    </style:style>
    <style:style style:name="T15" style:family="text">
      <style:text-properties officeooo:rsid="0021f8d4"/>
    </style:style>
    <style:style style:name="T16" style:family="text">
      <style:text-properties officeooo:rsid="00227f08"/>
    </style:style>
    <style:style style:name="T17" style:family="text">
      <style:text-properties officeooo:rsid="00232764"/>
    </style:style>
    <style:style style:name="T18" style:family="text">
      <style:text-properties officeooo:rsid="002642a7"/>
    </style:style>
    <style:style style:name="T19" style:family="text">
      <style:text-properties officeooo:rsid="0028ef3c"/>
    </style:style>
    <style:style style:name="T20" style:family="text">
      <style:text-properties officeooo:rsid="002ab3c1"/>
    </style:style>
    <style:style style:name="T21" style:family="text">
      <style:text-properties officeooo:rsid="002c45ba"/>
    </style:style>
    <style:style style:name="T22" style:family="text">
      <style:text-properties officeooo:rsid="002cdc7b"/>
    </style:style>
    <style:style style:name="T23" style:family="text">
      <style:text-properties officeooo:rsid="002d8f4a"/>
    </style:style>
    <style:style style:name="T2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umen general del proyecto</text:h>
      <text:h text:style-name="Heading_20_1" text:outline-level="1">Fundamentación</text:h>
      <text:h text:style-name="Heading_20_1" text:outline-level="1">Objetivo general</text:h>
      <text:p text:style-name="Text_20_body">Evaluar el impacto relativo del cambio climático y las invasiones biológicas en los cambios en el uso de nicho y en la distribución geográfica de <text:span text:style-name="Species_20_names">B. dahlbomii</text:span>, y generar predicciones a mediano y corto plazo sobre el proceso de invasión competitiva <text:span text:style-name="T7">por parte </text:span>de <text:span text:style-name="Species_20_names">B. terrestris.</text:span></text:p>
      <text:h text:style-name="Heading_20_1" text:outline-level="1">Objetivos específicos</text:h>
      <text:list xml:id="list1449385304" text:style-name="Numbering_20_123">
        <text:list-item>
          <text:p text:style-name="P4">Evaluar el grado en que los cambios en la distribución geográfica de <text:span text:style-name="Species_20_names">B. dahlbomii</text:span> pueden ser explicados teniendo en cuenta únicamente el factor del cambio climático.</text:p>
        </text:list-item>
        <text:list-item>
          <text:p text:style-name="P4">Analizar la dependencia de los cambios negativos en la ocupación de nicho ecológico de <text:span text:style-name="Species_20_names">B.</text:span> <text:span text:style-name="Species_20_names">dahlbomii</text:span> con la presencia de la especie introducida <text:span text:style-name="Species_20_names">B. terrestris</text:span>.</text:p>
        </text:list-item>
        <text:list-item>
          <text:p text:style-name="P5"><office:annotation office:name="__Annotation__687_2588559877" loext:resolved="false"><dc:creator>Lican Martínez</dc:creator><dc:date>2021-04-14T12:09:04.158000000</dc:date><meta:creator-initials>LM</meta:creator-initials><text:p text:style-name="P10"><text:span text:style-name="T24">Esto está para unirlo en uno solo. Tendría que pensar cómo</text:span></text:p></office:annotation>Predecir el potencial de invasión de <text:span text:style-name="Species_20_names">B. terrestris</text:span> en el territorio argentino-chileno teniendo en cuenta <text:span text:style-name="T18">diferentes magnitudes de</text:span> competencia interespecífica con <text:span text:style-name="Species_20_names">B. dahlbomii</text:span>.</text:p>
        </text:list-item>
        <text:list-item>
          <text:p text:style-name="P4">Evaluar si el estado actual de la invasión de <text:span text:style-name="Species_20_names">B. terrestris</text:span>, y el desplazamiento sufrido por <text:span text:style-name="Species_20_names">B.</text:span> <text:span text:style-name="Species_20_names">dahlbomii</text:span>, correspondería a un estado de equilibrio o si es esperable que el desplazamiento continúe en el futuro.<office:annotation-end office:name="__Annotation__687_2588559877"/></text:p>
        </text:list-item>
      </text:list>
      <text:h text:style-name="Heading_20_1" text:outline-level="1">Metodología</text:h>
      <text:h text:style-name="Heading_20_2" text:outline-level="2">Objetivos 1 y 2</text:h>
      <text:p text:style-name="P7">Para abordar los primeros dos objetivos se hará una comparación entre la <text:span text:style-name="T7">ocupación del nicho climático</text:span> <text:span text:style-name="T3">esperada</text:span> bajo condiciones de calentamiento global y <text:span text:style-name="T3">la </text:span><text:span text:style-name="T7">ocupación</text:span> observad<text:span text:style-name="T3">a</text:span> empíricamente. Si el <office:annotation office:name="__Annotation__365_25885598771" loext:resolved="false"><dc:creator>Lican Martínez</dc:creator><dc:date>2021-04-13T20:32:08.110000000</dc:date><meta:creator-initials>LM</meta:creator-initials><text:p text:style-name="P11"><text:span text:style-name="T25">Tengo que acordarme de hablar de cambio de ocupación geográfica (con esas palabras) en la intro</text:span></text:p></office:annotation>cambio de <text:span text:style-name="T7">distribución</text:span> geográfica en el tiempo<office:annotation-end office:name="__Annotation__365_25885598771"/> se debiera únicamente a un cambio en las condiciones climáticas, la <text:span text:style-name="T13">ocupación</text:span> del nicho observada actualmente debería estar <text:span text:style-name="T4">altamente</text:span> correlacionada, <text:span text:style-name="T4">positivamente,</text:span> con la <text:span text:style-name="T7">ocupación</text:span><text:span text:style-name="T4"> </text:span><text:span text:style-name="T7">predicha</text:span> <text:span text:style-name="T7">por </text:span>el nicho climático histórico sobre las condiciones climáticas del presente. Sin embargo, si la realización del nicho actual estuviese afectada por un proceso de interacción biótica negativa con <text:span text:style-name="Species_20_names">B. terrestris</text:span>, entonces sería esperable encontrar una desviación de esta correlación en las regiones donde <text:span text:style-name="T7">la</text:span> especie <text:span text:style-name="T7">invasora</text:span> está presente. Específicamente, en esas regiones se <text:span text:style-name="T13">observarían</text:span> <text:span text:style-name="T3">valores de </text:span><text:span text:style-name="T7">ocupación</text:span><text:span text:style-name="T3"> </text:span><text:span text:style-name="T13">menores</text:span> <text:span text:style-name="T3">que los valores de </text:span><text:span text:style-name="T7">ocupación</text:span><text:span text:style-name="T3"> esperada</text:span>.</text:p>
      <text:p text:style-name="P6"><text:span text:style-name="T8">Como la ocupación de una determinada región del nicho es una magnitud continua, la estrategia para hacer comparaciones se basará en estimar modelos de nicho climático (</text:span><office:annotation office:name="__Annotation__490_2588559877" loext:resolved="false"><dc:creator>Lican Martínez</dc:creator><dc:date>2021-04-13T23:19:37.066000000</dc:date><meta:creator-initials>LM</meta:creator-initials><text:p text:style-name="P10"><text:span text:style-name="T24">Esto va o ni se dice?</text:span></text:p></office:annotation><text:span text:style-name="T8">s</text:span><text:span text:style-name="T14">u construcción se detallará</text:span><text:span text:style-name="T8"> más adelante)</text:span><office:annotation-end office:name="__Annotation__490_2588559877"/><text:span text:style-name="T8">. </text:span><office:annotation office:name="__Annotation__521_2588559877" loext:resolved="false"><dc:creator>Lican Martínez</dc:creator><dc:date>2021-04-13T23:25:38</dc:date><meta:creator-initials>LM</meta:creator-initials><text:p text:style-name="P10"><text:span text:style-name="T24">Esto tendría que verlo. Tal vez se podría hacer puramente en el espacio ambiental.</text:span></text:p><text:p text:style-name="P10"><text:span text:style-name="T24">O mejor en ambos, why not?</text:span></text:p></office:annotation><text:span text:style-name="T8">Para hacer comparaciones entre distintos modelos, se </text:span><text:span text:style-name="T9">realizarán predicciones de los mismos en el espacio geográfico tomando como entrada las variables bioclimáticas. De esta manera, se pueden realizar comparaciones punto a punto respetando la </text:span><text:soft-page-break/><text:span text:style-name="T9">representatividad que cada región del espacio de variables ambientales tiene en el espacio geográfico.</text:span><office:annotation-end office:name="__Annotation__521_2588559877"/></text:p>
      <text:p text:style-name="P1">Para ejecutar estas comparaciones, se trabajará sobre 2 períodos temporales distintos: histórico y <text:span text:style-name="T4">actual, </text:span><text:span text:style-name="T10">cuyo límite de separación estará</text:span> dado por la fecha aproximada de introducción de <text:span text:style-name="Species_20_names">B.</text:span> <text:span text:style-name="Species_20_names">terrestris</text:span>. Primero se estimará un modelo de nicho climático para <text:span text:style-name="Species_20_names">B. dahlbomii </text:span>en base a datos de ocurrencias de esta especie y variables bioclimáticas, ambas del período histórico. <text:span text:style-name="T10">Este m</text:span>odelo <text:span text:style-name="T10">se denominará de ahora en más como </text:span><text:span text:style-name="Emphasis"><text:span text:style-name="T10">modelo</text:span></text:span><text:span text:style-name="Emphasis"> de nicho histórico</text:span><text:span text:style-name="Emphasis"><text:span text:style-name="T11"> </text:span></text:span><text:span text:style-name="Emphasis"><text:span text:style-name="T12">(MNH)</text:span></text:span>. La proyección de este primer modelo sobre el espacio geográfico, <text:span text:style-name="T4">con las condiciones climáticas promedio del periodo actual,</text:span> correspondería a la <text:span text:style-name="T10">ocupación</text:span> esperada <text:span text:style-name="T5">teórica</text:span> del nicho <text:span text:style-name="T14">si el factor biótico de competencia con</text:span><text:span text:style-name="Species_20_names"> B.</text:span> <text:span text:style-name="Species_20_names">terrestris</text:span> <text:span text:style-name="T14">no tuviera efecto alguno</text:span>. <office:annotation office:name="__Annotation__364_25885598771" loext:resolved="false"><dc:creator>Lican Martínez</dc:creator><dc:date>2021-04-13T20:31:53.963000000</dc:date><meta:creator-initials>LM</meta:creator-initials><text:p text:style-name="P11"><text:span text:style-name="T25">No se si esto aporta o confunde. Volarlo o reformularlo</text:span></text:p></office:annotation>Si bien <text:span text:style-name="T4">el</text:span> <text:span text:style-name="T14">MNH</text:span> no está exento de los efectos de otras interacciones bióticas con la comunidad nativa, se trabajará bajo el supuesto de que estos factores bióticos están en equilibrio geográfico con los factores abióticos.<office:annotation-end office:name="__Annotation__364_25885598771"/> La <text:span text:style-name="T10">ocupación empírica actual</text:span> se estimará <text:span text:style-name="T10">utilizando</text:span> un <text:span text:style-name="T1">modelo de nicho actual</text:span><text:span text:style-name="T11"> </text:span><text:span text:style-name="T12">(MNA)</text:span> <text:span text:style-name="T10">para generar predicciones </text:span>sobre el espacio geográfico actual. Este <text:span text:style-name="T10">MNA</text:span> se estimará en base a datos de ocurrencias de <text:span text:style-name="Species_20_names">B. dahlbomii</text:span> y variables bioclimáticas del período posterior a la introducción de<text:span text:style-name="Species_20_names"> B. terretris</text:span>.</text:p>
      <text:p text:style-name="P2">Los <text:span text:style-name="T2">datos de ocurrencias para construir los modelos</text:span> serán tomados de repositorios públicos de datos de biodiversidad [<text:span text:style-name="refs">refs</text:span>, gbif, scan, idigbio] y se complementarán con datos publicados en la bibliografía [<text:span text:style-name="refs">refs</text:span>, Morales, Abrahmovich-diaz]. Los <text:span text:style-name="T2">datos de variables bioclimáticas</text:span> se obtendrán de la base de datos climáticos de acceso público WorldClim2 [<text:span text:style-name="refs">refs</text:span>]. <office:annotation office:name="__Annotation__614_2588559877" loext:resolved="false"><dc:creator>Lican Martínez</dc:creator><dc:date>2021-04-14T12:00:09.638000000</dc:date><meta:creator-initials>LM</meta:creator-initials><text:p text:style-name="P10"><text:span text:style-name="T24">¿Tendría que detallar más cosas acá?</text:span></text:p><text:p text:style-name="P10"><text:span text:style-name="T24">Tipo el uso de componentes principales como variables resumidas, cantidad de términos a considerar, etc. ?</text:span></text:p></office:annotation>L<text:span text:style-name="T16">a</text:span> construcción de los modelos <text:span text:style-name="T16">de nicho</text:span> se realizará <text:span text:style-name="T16">implementando algoritmos de máxima entropía </text:span>[<text:span text:style-name="refs">refs</text:span>, <text:span text:style-name="T16">maxent</text:span>], <text:span text:style-name="T16">ampliamente utilizados en el estudio de SDMs </text:span><text:span text:style-name="T17">[</text:span><text:span text:style-name="refs"><text:span text:style-name="T17">refs</text:span></text:span>, <text:span text:style-name="T17">]</text:span><text:span text:style-name="T16">, y modelos lineales generalizados.</text:span><office:annotation-end office:name="__Annotation__614_2588559877"/></text:p>
      <text:p text:style-name="P8">Dependiendo del tamaño muestral de las ocurrencias, es posible que el MNA estime diferentes valores de ocupación en ciertas regiones respecto al MNH por mera variabilidad estocástica. <text:span text:style-name="T15">Es decir, aún bajo la hipótesis nula de que las ocurrencias actuales sean muestreadas a partir del MNH, el MNA resultante podría ser diferente debido a fluctuaciones estadísticas. Para aumentar la robustez de esta comparación entre los patrones de ocupación predichos por el MNA y el MNH, se trabajará con un patrón de ocupación esperado que contemple la posible variabilidad estocástica asociada al muestreo de las ocurrencias actuales. </text:span><text:span text:style-name="T5">Para esto, se simularán sets de datos de ocurrencias </text:span><text:span text:style-name="T15">actuales</text:span><text:span text:style-name="T5"> bajo la hipótesis nula de que la probabilidad de obtener </text:span><text:span text:style-name="T15">cada</text:span><text:span text:style-name="T5"> ocurrencia sale de la </text:span><text:span text:style-name="T15">predicción</text:span><text:span text:style-name="T5"> del </text:span><text:span text:style-name="T15">MNH</text:span><text:span text:style-name="T5"> en las condiciones actuales. </text:span><text:span text:style-name="T6">Con estos datos simulados, se generará una distribución de </text:span><text:span text:style-name="T15">patrones de ocupación de nicho</text:span><text:span text:style-name="T6"> esperad</text:span><text:span text:style-name="T15">o</text:span><text:span text:style-name="T6">s bajo la hipótesis nula contra la cual comparar l</text:span><text:span text:style-name="T15">a predicción del MNA</text:span><text:span text:style-name="T6">.</text:span></text:p>
      <text:h text:style-name="Heading_20_2" text:outline-level="2">Objetivos 3 y 4</text:h>
      <text:p text:style-name="P3">(<text:span text:style-name="T22">esta sección requiere pulir la redacción</text:span>)</text:p>
      <text:p text:style-name="Text_20_body">Para analizar el potencial de invasión de <text:span text:style-name="Species_20_names">B. terrestris</text:span> en la región argentino-chilena se realizarán simulaciones de dispersión basadas en agentes que contemplen el modelo de nicho de esta especie en <text:span text:style-name="T19">su</text:span> rango nativo. <text:span text:style-name="T19">Para esto se tomarán datos de ocurrencias de </text:span><text:span text:style-name="Species_20_names"><text:span text:style-name="T19">B. terrestris</text:span></text:span><text:span text:style-name="T19"> y datos de variables bioclimáticas en el rango n</text:span><text:span text:style-name="T21">a</text:span><text:span text:style-name="T19">tivo de esta especie [</text:span><text:span text:style-name="T19"><office:annotation office:name="__Annotation__706_2588559877" loext:resolved="false"><dc:creator>Lican Martínez</dc:creator><dc:date>2021-04-14T12:13:53.317000000</dc:date><meta:creator-initials>LM</meta:creator-initials><text:p text:style-name="P10"><text:span text:style-name="T24">Cuanta ignorancia….</text:span></text:p></office:annotation></text:span><text:span text:style-name="T19">Europa??</text:span><office:annotation-end office:name="__Annotation__706_2588559877"/><text:span text:style-name="T19">] y se ajustará un modelo de nicho siguiendo la metodología de los objetivos anteriores. </text:span><text:span text:style-name="T19"><office:annotation office:name="__Annotation__707_2588559877" loext:resolved="false"><dc:creator>Lican Martínez</dc:creator><dc:date>2021-04-14T12:15:06.815000000</dc:date><meta:creator-initials>LM</meta:creator-initials><text:p text:style-name="P10"><text:span text:style-name="T24">Es necesario acronimizar acá?</text:span></text:p></office:annotation></text:span><text:span text:style-name="T19">Este modelo de nicho se denominará de ahora en adelante como MNB</text:span><office:annotation-end office:name="__Annotation__707_2588559877"/><text:span text:style-name="T19">t. </text:span><text:span text:style-name="T20">Las trayectorias temporale</text:span><text:span text:style-name="T23">s</text:span><text:span text:style-name="T20"> de dispersión se simularán a base de agentes que representen reinas de </text:span><text:span text:style-name="Species_20_names"><text:span text:style-name="T20">B. terrestris</text:span></text:span><text:span text:style-name="T20">. Año a año, cada agente producirá una cantidad de descendencia dependiente de la aptitud climática predicha del sitio en el que se encuentre y de la </text:span><text:soft-page-break/><text:span text:style-name="T20">intensidad de competencia con </text:span><text:span text:style-name="Species_20_names"><text:span text:style-name="T20">B. dahlbomii</text:span></text:span><text:span text:style-name="T20">. Cada descendencia se instalará en un nuevo sitio (nido) respecto al nido materno dado por una función de probabilidad bidimensional que decaiga con alguna función de la distancia. De esta forma, uno esperaría que el proceso de invasión converja asintóticamente a un estado de equilibrio en el que la especie ocupa todos los espacios que potencialmente podría alcanzar y colonizar dado el modelo de </text:span><text:span text:style-name="T21">dispersión (dependiente del modelo de</text:span><text:span text:style-name="T20"> </text:span><text:span text:style-name="T21">nicho y del modelo de competencia con</text:span><text:span text:style-name="Species_20_names"><text:span text:style-name="T21"> B. dahlbomii</text:span></text:span><text:span text:style-name="T21">)</text:span><text:span text:style-name="T20">.</text:span></text:p>
      <text:p text:style-name="P9">Para comparar la situación real actual con las trayectorias temporales de invasión, se realizarán comparaciones de la ocupación de nicho climático calculada sobre la simulación, para cada iteración, y la ocupación de nicho climático observada. La iteración con el menor valor de desviación total respecto a la ocupación observada será considerado como el estado que representa la situación actual. De esta forma, se podrá evaluar si la situación actual se corresponde con la situación de equilibrio dispersivo simulado o si es esperable que la expansión geográfica continúe.</text:p>
      <text:h text:style-name="Heading_20_1" text:outline-level="1">Factibilidad y lugar de trabajo.</text:h>
      <text:h text:style-name="Heading_20_1" text:outline-level="1">Cronograma tentativo de actividades.</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mbria"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default-outline-level="2" style:class="text" style:master-page-name="">
      <style:paragraph-properties fo:margin-left="0cm" fo:margin-right="0cm" fo:margin-top="0.353cm" fo:margin-bottom="0.212cm" style:contextual-spacing="false" fo:text-indent="0cm" style:auto-text-indent="false" style:page-number="auto">
        <style:tab-stops>
          <style:tab-stop style:position="2cm"/>
        </style:tab-stops>
      </style:paragraph-properties>
      <style:text-properties fo:color="#000000" loext:opacity="100%" fo:font-size="115%" fo:font-weight="bold" style:font-size-asian="115%" style:font-weight-asian="bold" style:font-size-complex="115%" style:font-weight-complex="bold"/>
    </style:style>
    <style:style style:name="Heading_20_1" style:display-name="Heading 1" style:family="paragraph" style:parent-style-name="Heading" style:default-outline-level="1" style:class="text" style:master-page-name="">
      <style:paragraph-properties fo:margin-top="0.423cm" fo:margin-bottom="0.212cm" style:contextual-spacing="false" style:page-number="auto" fo:break-before="auto" fo:break-after="auto">
        <style:tab-stops/>
      </style:paragraph-properties>
      <style:text-properties fo:color="#000000" loext:opacity="100%"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refs" style:family="text">
      <style:text-properties fo:color="#ff0000" loext:opacity="100%" fo:font-style="italic" fo:font-weight="bold"/>
    </style:style>
    <style:style style:name="Numbering_20_Symbols" style:display-name="Numbering Symbols" style:family="text"/>
    <style:style style:name="Emphasis" style:family="text">
      <style:text-properties fo:font-style="italic" style:font-style-asian="italic" style:font-style-complex="italic"/>
    </style:style>
    <style:style style:name="Species_20_names" style:display-name="Species names" style:family="text">
      <style:text-properties fo:font-style="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ican Martínez</meta:initial-creator>
    <meta:creation-date>2021-04-13T20:33:07.496000000</meta:creation-date>
    <dc:date>2021-04-14T12:39:04.780000000</dc:date>
    <dc:creator>Lican Martínez</dc:creator>
    <meta:editing-duration>PT3H31M5S</meta:editing-duration>
    <meta:editing-cycles>25</meta:editing-cycles>
    <meta:generator>LibreOffice/7.1.1.2$Windows_X86_64 LibreOffice_project/fe0b08f4af1bacafe4c7ecc87ce55bb426164676</meta:generator>
    <meta:document-statistic meta:table-count="0" meta:image-count="0" meta:object-count="0" meta:page-count="3" meta:paragraph-count="22" meta:word-count="1120" meta:character-count="7330" meta:non-whitespace-character-count="6236"/>
  </office:meta>
</office:document-meta>
</file>